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10"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48"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349" style:family="paragraph" style:parent-style-name="Standard" style:list-style-name="L1">
      <style:text-properties officeooo:rsid="000b74d4" officeooo:paragraph-rsid="000b74d4"/>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variant="normal" fo:text-transform="none" fo:color="#505050" style:font-name="OpenSans" fo:font-size="9pt" fo:letter-spacing="normal" fo:font-style="normal"/>
    </style:style>
    <style:style style:name="T34" style:family="text">
      <style:text-properties fo:font-variant="normal" fo:text-transform="none" fo:color="#505050" style:font-name="OpenSans" fo:font-size="9pt" fo:letter-spacing="normal" fo:font-style="normal" fo:background-color="#fffffe" loext:char-shading-value="0"/>
    </style:style>
    <style:style style:name="T35" style:family="text">
      <style:text-properties fo:font-variant="normal" fo:text-transform="none" fo:color="#505050" style:font-name="OpenSans" fo:font-size="9pt" fo:letter-spacing="normal" fo:font-style="normal" officeooo:rsid="002062ee" fo:background-color="#fffffe" loext:char-shading-value="0"/>
    </style:style>
    <style:style style:name="T36" style:family="text">
      <style:text-properties fo:font-variant="normal" fo:text-transform="none" fo:color="#505050" style:font-name="OpenSans" fo:font-size="9pt" fo:letter-spacing="normal" fo:font-style="normal" officeooo:rsid="0023a7a1" fo:background-color="#fffffe" loext:char-shading-value="0"/>
    </style:style>
    <style:style style:name="T37" style:family="text">
      <style:text-properties fo:font-variant="normal" fo:text-transform="none" fo:color="#505050" style:font-name="OpenSans" fo:font-size="9pt" fo:letter-spacing="normal" fo:font-style="normal" officeooo:rsid="0027518e" fo:background-color="#fffffe" loext:char-shading-value="0"/>
    </style:style>
    <style:style style:name="T38" style:family="text">
      <style:text-properties fo:font-variant="normal" fo:text-transform="none" fo:color="#505050" style:font-name="OpenSans" fo:font-size="9pt" fo:letter-spacing="normal" fo:font-style="normal" officeooo:rsid="0030b615" fo:background-color="#fffffe" loext:char-shading-value="0"/>
    </style:style>
    <style:style style:name="T39" style:family="text">
      <style:text-properties fo:font-variant="normal" fo:text-transform="none" fo:color="#505050" style:font-name="OpenSans" fo:font-size="9pt" fo:letter-spacing="normal" fo:font-style="normal" officeooo:rsid="0038f4cc" fo:background-color="#fffffe" loext:char-shading-value="0"/>
    </style:style>
    <style:style style:name="T40" style:family="text">
      <style:text-properties fo:font-variant="normal" fo:text-transform="none" fo:color="#505050" style:font-name="OpenSans" fo:font-size="9pt" fo:letter-spacing="normal" fo:font-style="normal" officeooo:rsid="0010766e"/>
    </style:style>
    <style:style style:name="T41" style:family="text">
      <style:text-properties fo:font-variant="normal" fo:text-transform="none" fo:color="#505050" style:font-name="OpenSans" fo:font-size="9pt" fo:letter-spacing="normal" fo:font-style="normal" officeooo:rsid="0011a262"/>
    </style:style>
    <style:style style:name="T42" style:family="text">
      <style:text-properties fo:font-variant="normal" fo:text-transform="none" fo:color="#505050" style:font-name="OpenSans" fo:font-size="9pt" fo:letter-spacing="normal" fo:font-style="normal" officeooo:rsid="001ce559"/>
    </style:style>
    <style:style style:name="T43" style:family="text">
      <style:text-properties fo:font-variant="normal" fo:text-transform="none" fo:color="#505050" style:font-name="OpenSans" fo:font-size="9pt" fo:letter-spacing="normal" fo:font-style="normal" officeooo:rsid="002062ee"/>
    </style:style>
    <style:style style:name="T44" style:family="text">
      <style:text-properties fo:font-variant="normal" fo:text-transform="none" fo:color="#505050" style:font-name="OpenSans" fo:font-size="9pt" fo:letter-spacing="normal" fo:font-style="normal" officeooo:rsid="002dde14"/>
    </style:style>
    <style:style style:name="T45" style:family="text">
      <style:text-properties fo:font-variant="normal" fo:text-transform="none" fo:color="#505050" style:font-name="OpenSans" fo:font-size="9pt" fo:letter-spacing="normal" fo:font-style="normal" officeooo:rsid="002e7952"/>
    </style:style>
    <style:style style:name="T46" style:family="text">
      <style:text-properties fo:font-variant="normal" fo:text-transform="none" fo:color="#505050" style:font-name="OpenSans" fo:font-size="9pt" fo:letter-spacing="normal" fo:font-style="normal" officeooo:rsid="0030b615"/>
    </style:style>
    <style:style style:name="T47" style:family="text">
      <style:text-properties fo:font-variant="normal" fo:text-transform="none" fo:color="#505050" style:font-name="OpenSans" fo:font-size="9pt" fo:letter-spacing="normal" fo:font-style="normal" officeooo:rsid="0035dbc3"/>
    </style:style>
    <style:style style:name="T48" style:family="text">
      <style:text-properties fo:font-variant="normal" fo:text-transform="none" fo:color="#505050" style:font-name="OpenSans" fo:font-size="9pt" fo:letter-spacing="normal" fo:font-style="normal" officeooo:rsid="0039aa72"/>
    </style:style>
    <style:style style:name="T49" style:family="text">
      <style:text-properties fo:font-variant="normal" fo:text-transform="none" fo:color="#505050" style:font-name="OpenSans" fo:font-size="9pt" fo:letter-spacing="normal" fo:font-style="normal" officeooo:rsid="0039aa72" style:font-weight-asian="normal" style:font-weight-complex="normal"/>
    </style:style>
    <style:style style:name="T50" style:family="text">
      <style:text-properties fo:font-variant="normal" fo:text-transform="none" fo:color="#505050" style:font-name="OpenSans" fo:font-size="9pt" fo:letter-spacing="normal" fo:font-style="normal" officeooo:rsid="0053cac4" style:font-weight-asian="normal" style:font-weight-complex="normal"/>
    </style:style>
    <style:style style:name="T51" style:family="text">
      <style:text-properties fo:font-variant="normal" fo:text-transform="none" fo:color="#505050" style:font-name="OpenSans" fo:font-size="9pt" fo:letter-spacing="normal" fo:font-style="normal" officeooo:rsid="0057c8c3" style:font-weight-asian="normal" style:font-weight-complex="normal"/>
    </style:style>
    <style:style style:name="T52" style:family="text">
      <style:text-properties fo:font-variant="normal" fo:text-transform="none" fo:color="#505050" style:font-name="OpenSans" fo:font-size="9pt" fo:letter-spacing="normal" fo:font-style="normal" officeooo:rsid="00e2e9d7" style:font-weight-asian="normal" style:font-weight-complex="normal"/>
    </style:style>
    <style:style style:name="T53" style:family="text">
      <style:text-properties fo:font-variant="normal" fo:text-transform="none" fo:color="#505050" style:font-name="OpenSans" fo:font-size="9pt" fo:letter-spacing="normal" fo:font-style="normal" officeooo:rsid="0052c3cf"/>
    </style:style>
    <style:style style:name="T54" style:family="text">
      <style:text-properties fo:font-variant="normal" fo:text-transform="none" fo:color="#505050" style:font-name="OpenSans" fo:letter-spacing="normal" fo:font-style="normal"/>
    </style:style>
    <style:style style:name="T55" style:family="text">
      <style:text-properties fo:font-variant="normal" fo:text-transform="none" fo:color="#505050" style:font-name="OpenSans" fo:letter-spacing="normal" fo:font-style="normal" fo:font-weight="normal"/>
    </style:style>
    <style:style style:name="T56" style:family="text">
      <style:text-properties fo:font-variant="normal" fo:text-transform="none" fo:color="#505050" style:font-name="OpenSans" fo:letter-spacing="normal" fo:font-style="normal" fo:font-weight="normal" officeooo:rsid="0011a262"/>
    </style:style>
    <style:style style:name="T57" style:family="text">
      <style:text-properties fo:font-variant="normal" fo:text-transform="none" fo:color="#505050" style:font-name="OpenSans" fo:letter-spacing="normal" fo:font-style="normal" fo:font-weight="normal" officeooo:rsid="0012911b"/>
    </style:style>
    <style:style style:name="T58" style:family="text">
      <style:text-properties fo:font-variant="normal" fo:text-transform="none" fo:color="#505050" style:font-name="OpenSans" fo:letter-spacing="normal" fo:font-style="normal" officeooo:rsid="00161d9b"/>
    </style:style>
    <style:style style:name="T59" style:family="text">
      <style:text-properties fo:font-variant="normal" fo:text-transform="none" fo:color="#505050" style:font-name="OpenSans" fo:letter-spacing="normal" fo:font-style="normal" officeooo:rsid="0019d8e6"/>
    </style:style>
    <style:style style:name="T60" style:family="text">
      <style:text-properties fo:font-variant="normal" fo:text-transform="none" fo:color="#505050" style:font-name="OpenSans" fo:letter-spacing="normal" fo:font-style="normal" officeooo:rsid="002062ee"/>
    </style:style>
    <style:style style:name="T61" style:family="text">
      <style:text-properties fo:font-variant="normal" fo:text-transform="none" fo:color="#505050" style:font-name="OpenSans" fo:letter-spacing="normal" fo:font-style="normal" officeooo:rsid="0022886d"/>
    </style:style>
    <style:style style:name="T62" style:family="text">
      <style:text-properties fo:font-variant="normal" fo:text-transform="none" fo:color="#505050" style:font-name="OpenSans" fo:letter-spacing="normal" fo:font-style="normal" officeooo:rsid="002a0725"/>
    </style:style>
    <style:style style:name="T63" style:family="text">
      <style:text-properties fo:font-variant="normal" fo:text-transform="none" fo:color="#505050" style:font-name="OpenSans" fo:letter-spacing="normal" fo:font-style="normal" fo:font-weight="bold"/>
    </style:style>
    <style:style style:name="T64" style:family="text">
      <style:text-properties fo:font-variant="normal" fo:text-transform="none" fo:color="#505050" style:font-name="OpenSans" fo:letter-spacing="normal" fo:font-style="normal" fo:font-weight="bold" officeooo:rsid="002062ee"/>
    </style:style>
    <style:style style:name="T65" style:family="text">
      <style:text-properties fo:font-variant="normal" fo:text-transform="none" fo:color="#505050" style:font-name="OpenSans" fo:letter-spacing="normal" fo:font-style="normal" officeooo:rsid="0030b615"/>
    </style:style>
    <style:style style:name="T66" style:family="text">
      <style:text-properties fo:font-variant="normal" fo:text-transform="none" fo:color="#505050" style:font-name="OpenSans" fo:letter-spacing="normal" fo:font-style="normal" officeooo:rsid="0035dbc3"/>
    </style:style>
    <style:style style:name="T67" style:family="text">
      <style:text-properties fo:font-variant="normal" fo:text-transform="none" fo:color="#505050" style:font-name="OpenSans" fo:letter-spacing="normal" fo:font-style="normal" officeooo:rsid="0039aa72"/>
    </style:style>
    <style:style style:name="T68" style:family="text">
      <style:text-properties officeooo:rsid="0010766e" style:font-weight-asian="normal" style:font-weight-complex="normal"/>
    </style:style>
    <style:style style:name="T69" style:family="text">
      <style:text-properties officeooo:rsid="003cc758"/>
    </style:style>
    <style:style style:name="T70" style:family="text">
      <style:text-properties officeooo:rsid="003cf514"/>
    </style:style>
    <style:style style:name="T71" style:family="text">
      <style:text-properties officeooo:rsid="003d97f9"/>
    </style:style>
    <style:style style:name="T72" style:family="text">
      <style:text-properties officeooo:rsid="003f5b27"/>
    </style:style>
    <style:style style:name="T73" style:family="text">
      <style:text-properties officeooo:rsid="00406ef9"/>
    </style:style>
    <style:style style:name="T74" style:family="text">
      <style:text-properties officeooo:rsid="0045467f"/>
    </style:style>
    <style:style style:name="T75" style:family="text">
      <style:text-properties officeooo:rsid="0046bfbe"/>
    </style:style>
    <style:style style:name="T76" style:family="text">
      <style:text-properties officeooo:rsid="004c452b"/>
    </style:style>
    <style:style style:name="T77" style:family="text">
      <style:text-properties officeooo:rsid="004df15b"/>
    </style:style>
    <style:style style:name="T78" style:family="text">
      <style:text-properties officeooo:rsid="004fbdb3"/>
    </style:style>
    <style:style style:name="T79" style:family="text">
      <style:text-properties fo:background-color="#fffffe" loext:char-shading-value="0"/>
    </style:style>
    <style:style style:name="T80" style:family="text">
      <style:text-properties officeooo:rsid="005e46fa" fo:background-color="#fffffe" loext:char-shading-value="0" style:font-weight-asian="bold" style:font-weight-complex="bold"/>
    </style:style>
    <style:style style:name="T81" style:family="text">
      <style:text-properties officeooo:rsid="0092dd4d" fo:background-color="#fffffe" loext:char-shading-value="0" style:font-weight-asian="bold" style:font-weight-complex="bold"/>
    </style:style>
    <style:style style:name="T82" style:family="text">
      <style:text-properties officeooo:rsid="0092dd4d" fo:background-color="#fffffe" loext:char-shading-value="0"/>
    </style:style>
    <style:style style:name="T83" style:family="text">
      <style:text-properties officeooo:rsid="0046bfbe" fo:background-color="#fffffe" loext:char-shading-value="0"/>
    </style:style>
    <style:style style:name="T84" style:family="text">
      <style:text-properties officeooo:rsid="00e18b47" fo:background-color="#fffffe" loext:char-shading-value="0"/>
    </style:style>
    <style:style style:name="T85" style:family="text">
      <style:text-properties officeooo:rsid="0084adcf"/>
    </style:style>
    <style:style style:name="T86" style:family="text">
      <style:text-properties officeooo:rsid="0086f9dd"/>
    </style:style>
    <style:style style:name="T87" style:family="text">
      <style:text-properties officeooo:rsid="00898943"/>
    </style:style>
    <style:style style:name="T88" style:family="text">
      <style:text-properties officeooo:rsid="008e561d"/>
    </style:style>
    <style:style style:name="T89" style:family="text">
      <style:text-properties style:font-weight-asian="bold" style:font-weight-complex="bold"/>
    </style:style>
    <style:style style:name="T90" style:family="text">
      <style:text-properties officeooo:rsid="00b0ecdd" style:font-weight-asian="bold" style:font-weight-complex="bold"/>
    </style:style>
    <style:style style:name="T91" style:family="text">
      <style:text-properties officeooo:rsid="00b59a55" style:font-weight-asian="bold" style:font-weight-complex="bold"/>
    </style:style>
    <style:style style:name="T92" style:family="text">
      <style:text-properties officeooo:rsid="00b36a31" style:font-weight-asian="bold" style:font-weight-complex="bold"/>
    </style:style>
    <style:style style:name="T93" style:family="text">
      <style:text-properties officeooo:rsid="008eecc3"/>
    </style:style>
    <style:style style:name="T94" style:family="text">
      <style:text-properties officeooo:rsid="008f6cd5"/>
    </style:style>
    <style:style style:name="T95" style:family="text">
      <style:text-properties officeooo:rsid="009df68c"/>
    </style:style>
    <style:style style:name="T96" style:family="text">
      <style:text-properties officeooo:rsid="00a02bae"/>
    </style:style>
    <style:style style:name="T97" style:family="text">
      <style:text-properties officeooo:rsid="00a13ab7"/>
    </style:style>
    <style:style style:name="T98" style:family="text">
      <style:text-properties officeooo:rsid="00a46f25"/>
    </style:style>
    <style:style style:name="T99" style:family="text">
      <style:text-properties officeooo:rsid="00a68117" fo:background-color="#ffff00" loext:char-shading-value="0"/>
    </style:style>
    <style:style style:name="T100" style:family="text">
      <style:text-properties officeooo:rsid="00abce4f"/>
    </style:style>
    <style:style style:name="T101" style:family="text">
      <style:text-properties officeooo:rsid="00acc41f"/>
    </style:style>
    <style:style style:name="T102" style:family="text">
      <style:text-properties officeooo:rsid="00b8d5c7"/>
    </style:style>
    <style:style style:name="T103" style:family="text">
      <style:text-properties officeooo:rsid="00bc93ef"/>
    </style:style>
    <style:style style:name="T104" style:family="text">
      <style:text-properties officeooo:rsid="00be752b"/>
    </style:style>
    <style:style style:name="T105" style:family="text">
      <style:text-properties officeooo:rsid="00c8819c"/>
    </style:style>
    <style:style style:name="T106" style:family="text">
      <style:text-properties officeooo:rsid="00cba8b0"/>
    </style:style>
    <style:style style:name="T107" style:family="text">
      <style:text-properties officeooo:rsid="00d236dc"/>
    </style:style>
    <style:style style:name="T108" style:family="text">
      <style:text-properties officeooo:rsid="00d7a73d"/>
    </style:style>
    <style:style style:name="T109" style:family="text">
      <style:text-properties officeooo:rsid="00e2e9d7"/>
    </style:style>
    <style:style style:name="T110" style:family="text">
      <style:text-properties officeooo:rsid="00e7042b"/>
    </style:style>
    <style:style style:name="T111" style:family="text">
      <style:text-properties officeooo:rsid="00e767d3"/>
    </style:style>
    <style:style style:name="T112" style:family="text">
      <style:text-properties officeooo:rsid="00eabc11"/>
    </style:style>
    <style:style style:name="T113" style:family="text">
      <style:text-properties officeooo:rsid="00ec3a2b"/>
    </style:style>
    <style:style style:name="T114" style:family="text">
      <style:text-properties officeooo:rsid="00fe5796"/>
    </style:style>
    <style:style style:name="T115" style:family="text">
      <style:text-properties officeooo:rsid="00ff0b7c"/>
    </style:style>
    <style:style style:name="T116" style:family="text">
      <style:text-properties officeooo:rsid="00f0be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9138039583019147901" text:style-name="L1">
        <text:list-item>
          <text:p text:style-name="P349">node js</text:p>
        </text:list-item>
        <text:list-item>
          <text:p text:style-name="P349">mysql</text:p>
        </text:list-item>
        <text:list-item>
          <text:p text:style-name="P349">npm </text:p>
        </text:list-item>
        <text:list-item>
          <text:p text:style-name="P349">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99">(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00"> :</text:span>URL:127.0.0.1:8012/api/login</text:p>
      <text:p text:style-name="P12"/>
      <text:p text:style-name="P12"><text:span text:style-name="T6">Customer Login</text:span>:127.0.0.1:8012/api/<text:span text:style-name="T101">customer_</text:span>logi<text:span text:style-name="T101">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78">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68">URL: </text:span><text:a xlink:type="simple" xlink:href="http://127.0.0.1:8012/api/categories" text:style-name="Internet_20_link" text:visited-style-name="Visited_20_Internet_20_Link">http://127.0.0.1:8012/api/categories</text:a><text:span text:style-name="T33">?</text:span><text:span text:style-name="T53">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68">URL: </text:span><text:a xlink:type="simple" xlink:href="http://127.0.0.1:8012/api/categories" text:style-name="Internet_20_link" text:visited-style-name="Visited_20_Internet_20_Link"><text:span text:style-name="T33">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78">image_path</text:span>”:”/<text:span text:style-name="T78">assests/image.png</text:span>”</text:p>
      <text:p text:style-name="P93"><text:tab/>“<text:span text:style-name="T78">image_name</text:span>”:”<text:span text:style-name="T78">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78">image_path</text:span>”:”/<text:span text:style-name="T78">assests/image.png</text:span>”</text:p>
      <text:p text:style-name="P93"><text:s text:c="9"/>“<text:span text:style-name="T78">image_name</text:span>”:”<text:span text:style-name="T78">example.png</text:span>”</text:p>
      <text:p text:style-name="P19"><text:s text:c="4"/>}</text:p>
      <text:p text:style-name="P19">}</text:p>
      <text:p text:style-name="P65"/>
      <text:p text:style-name="P65">9) Category Edit</text:p>
      <text:p text:style-name="P65"/>
      <text:p text:style-name="P17"><text:span text:style-name="T68">URL: </text:span><text:a xlink:type="simple" xlink:href="http://127.0.0.1:8012/api/categories" text:style-name="Internet_20_link" text:visited-style-name="Visited_20_Internet_20_Link"><text:span text:style-name="T33">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78">image_path</text:span>”:”/<text:span text:style-name="T78">assests/image.png</text:span>”</text:p>
      <text:p text:style-name="P94"><text:s text:c="12"/>“<text:span text:style-name="T78">image_name</text:span>”:”<text:span text:style-name="T78">example.png</text:span>”</text:p>
      <text:p text:style-name="P78"><text:tab/>“id”:1</text:p>
      <text:p text:style-name="P78">} </text:p>
      <text:p text:style-name="P13"/>
      <text:p text:style-name="P7">10) Category Delete</text:p>
      <text:p text:style-name="P16"/>
      <text:p text:style-name="P17"><text:span text:style-name="T68">URL: </text:span><text:a xlink:type="simple" xlink:href="http://127.0.0.1:8012/api/categories" text:style-name="Internet_20_link" text:visited-style-name="Visited_20_Internet_20_Link">http://127.0.0.1:8012/api/categories</text:a><text:span text:style-name="T33">/</text:span><text:span text:style-name="T40">&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11">11) Currencies List</text:p>
      <text:p text:style-name="P78"/>
      <text:p text:style-name="P61"><text:span text:style-name="T30">URL: </text:span><text:a xlink:type="simple" xlink:href="http://127.0.0.1:8012/api/categories" text:style-name="Internet_20_link" text:visited-style-name="Visited_20_Internet_20_Link"><text:span text:style-name="T55">http://127.0.0.1:8012/api/</text:span></text:a><text:span text:style-name="T56">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3"><text:s text:c="6"/></text:span><text:span text:style-name="T41"><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3"><text:s text:c="4"/>"count": </text:span><text:span text:style-name="T41">2</text:span></text:p>
      <text:p text:style-name="P79">}</text:p>
      <text:p text:style-name="P103"/>
      <text:p text:style-name="P212">12) Countries List</text:p>
      <text:p text:style-name="P212"/>
      <text:p text:style-name="P62"><text:span text:style-name="T30">URL: </text:span><text:a xlink:type="simple" xlink:href="http://127.0.0.1:8012/api/categories" text:style-name="Internet_20_link" text:visited-style-name="Visited_20_Internet_20_Link"><text:span text:style-name="T55">http://127.0.0.1:8012/api/</text:span></text:a><text:span text:style-name="T56">c</text:span><text:span text:style-name="T57">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13">13) COUNTRIES ADD</text:p>
      <text:p text:style-name="P213"/>
      <text:p text:style-name="P213"/>
      <text:p text:style-name="P63"><text:span text:style-name="T30">URL: </text:span><text:a xlink:type="simple" xlink:href="http://127.0.0.1:8012/api/categories" text:style-name="Internet_20_link" text:visited-style-name="Visited_20_Internet_20_Link"><text:span text:style-name="T55">http://127.0.0.1:8012/api/</text:span></text:a><text:span text:style-name="T56">c</text:span><text:span text:style-name="T57">ountries</text:span></text:p>
      <text:p text:style-name="P155"/>
      <text:p text:style-name="P51"><text:span text:style-name="T54">METHOD : </text:span><text:span text:style-name="T58">POST</text:span></text:p>
      <text:p text:style-name="P106"/>
      <text:p text:style-name="P57"><text:span text:style-name="T58">R</text:span><text:span text:style-name="T54">EQUEST:</text:span></text:p>
      <text:p text:style-name="P108"/>
      <text:p text:style-name="P108">{</text:p>
      <text:p text:style-name="P108"><text:tab/>"name":"united Kingdom",</text:p>
      <text:p text:style-name="P108"><text:tab/>"is_active":1,</text:p>
      <text:p text:style-name="P108"><text:tab/>"is<text:span text:style-name="T73">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14">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55">http://127.0.0.1:8012/api/</text:span></text:a><text:span text:style-name="T56">c</text:span><text:span text:style-name="T57">ountries/</text:span></text:p>
      <text:p text:style-name="P156"/>
      <text:p text:style-name="P52"><text:span text:style-name="T54">METHOD : </text:span><text:span text:style-name="T58">POST</text:span></text:p>
      <text:p text:style-name="P107"/>
      <text:p text:style-name="P58"><text:span text:style-name="T58">R</text:span><text:span text:style-name="T54">EQUEST:</text:span></text:p>
      <text:p text:style-name="P109"/>
      <text:p text:style-name="P109">{</text:p>
      <text:p text:style-name="P109"><text:tab/>"name":"united Kingdom",</text:p>
      <text:p text:style-name="P109"><text:tab/>"is_active":1,</text:p>
      <text:p text:style-name="P109"><text:tab/>"is<text:span text:style-name="T73">o</text:span>_code":"UK",</text:p>
      <text:p text:style-name="P58"><text:span text:style-name="T54"><text:tab/>“</text:span><text:span text:style-name="T59">id</text:span><text:span text:style-name="T54">”:</text:span><text:span text:style-name="T59">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15">15) COUNTRIES DELETE</text:p>
      <text:p text:style-name="P215"/>
      <text:p text:style-name="P30"><text:span text:style-name="T68">URL: </text:span><text:a xlink:type="simple" xlink:href="http://127.0.0.1:8012/api/categories" text:style-name="Internet_20_link" text:visited-style-name="Visited_20_Internet_20_Link"><text:span text:style-name="T33">http://127.0.0.1:8012/api/c</text:span></text:a><text:span text:style-name="T42">ountries</text:span><text:span text:style-name="T33">/</text:span><text:span text:style-name="T40">&lt;:id&gt;</text:span></text:p>
      <text:p text:style-name="P157"/>
      <text:p text:style-name="P81">METHOD :DELETE</text:p>
      <text:p text:style-name="P81"/>
      <text:p text:style-name="P20"><text:span text:style-name="T34">RESPOSN</text:span><text:span text:style-name="T35">E</text:span><text:span text:style-name="T34"><text:line-break/>{</text:span></text:p>
      <text:p text:style-name="P81"><text:s text:c="4"/>"success": true,</text:p>
      <text:p text:style-name="P81"><text:s text:c="4"/>"message": "Deleted successfully."</text:p>
      <text:p text:style-name="P81">}</text:p>
      <text:p text:style-name="P81"/>
      <text:p text:style-name="P81"/>
      <text:p text:style-name="P216">16) STATES LIST</text:p>
      <text:p text:style-name="P216"/>
      <text:p text:style-name="P31"><text:span text:style-name="T68">URL: </text:span><text:a xlink:type="simple" xlink:href="http://127.0.0.1:8012/api/categories" text:style-name="Internet_20_link" text:visited-style-name="Visited_20_Internet_20_Link"><text:span text:style-name="T33">http://127.0.0.1:8012/api/</text:span></text:a><text:span text:style-name="T43">states</text:span></text:p>
      <text:p text:style-name="P158"/>
      <text:p text:style-name="P21"><text:span text:style-name="T34">METHOD :</text:span><text:span text:style-name="T35">GET</text:span></text:p>
      <text:p text:style-name="P82"/>
      <text:p text:style-name="P21"><text:span text:style-name="T34">RESPOSN</text:span><text:span text:style-name="T35">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54">16) STATES </text:span><text:span text:style-name="T61">ADD</text:span></text:p>
      <text:p text:style-name="P217"/>
      <text:p text:style-name="P32"><text:span text:style-name="T68">URL: </text:span><text:a xlink:type="simple" xlink:href="http://127.0.0.1:8012/api/categories" text:style-name="Internet_20_link" text:visited-style-name="Visited_20_Internet_20_Link"><text:span text:style-name="T33">http://127.0.0.1:8012/api/</text:span></text:a><text:span text:style-name="T43">states</text:span></text:p>
      <text:p text:style-name="P159"/>
      <text:p text:style-name="P22"><text:span text:style-name="T34">METHOD :</text:span><text:span text:style-name="T36">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54">RESPOSN</text:span><text:span text:style-name="T60">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60">1</text:span><text:span text:style-name="T54">7) STATES EDIT</text:span></text:p>
      <text:p text:style-name="P219"/>
      <text:p text:style-name="P33"><text:span text:style-name="T68">URL: </text:span><text:a xlink:type="simple" xlink:href="http://127.0.0.1:8012/api/categories" text:style-name="Internet_20_link" text:visited-style-name="Visited_20_Internet_20_Link"><text:span text:style-name="T33">http://127.0.0.1:8012/api/</text:span></text:a><text:span text:style-name="T43">states</text:span></text:p>
      <text:p text:style-name="P160"/>
      <text:p text:style-name="P23"><text:span text:style-name="T34">METHOD :</text:span><text:span text:style-name="T37">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4"><text:tab/>“</text:span><text:span text:style-name="T37">id</text:span><text:span text:style-name="T34">”:</text:span><text:span text:style-name="T37">1</text:span></text:p>
      <text:p text:style-name="P121"><text:soft-page-break/>}<text:tab/></text:p>
      <text:p text:style-name="P121"/>
      <text:p text:style-name="P121"/>
      <text:p text:style-name="P54"><text:span text:style-name="T54">RESPON</text:span><text:span text:style-name="T62">S</text:span><text:span text:style-name="T60">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60">1</text:span><text:span text:style-name="T54">8) States DELETE</text:span></text:p>
      <text:p text:style-name="P221"/>
      <text:p text:style-name="P34"><text:span text:style-name="T68">URL: </text:span><text:a xlink:type="simple" xlink:href="http://127.0.0.1:8012/api/categories" text:style-name="Internet_20_link" text:visited-style-name="Visited_20_Internet_20_Link"><text:span text:style-name="T33">http://127.0.0.1:8012/api/</text:span></text:a><text:span text:style-name="T44">states</text:span><text:span text:style-name="T33">/</text:span><text:span text:style-name="T40">&lt;:id&gt;</text:span></text:p>
      <text:p text:style-name="P161"/>
      <text:p text:style-name="P85">METHOD :DELETE</text:p>
      <text:p text:style-name="P85"/>
      <text:p text:style-name="P24"><text:span text:style-name="T34">RESPOSN</text:span><text:span text:style-name="T35">E</text:span><text:span text:style-name="T34"><text:line-break/>{</text:span></text:p>
      <text:p text:style-name="P85"><text:s text:c="4"/>"success": true,</text:p>
      <text:p text:style-name="P85"><text:s text:c="4"/>"message": "Deleted successfully."</text:p>
      <text:p text:style-name="P85">}</text:p>
      <text:p text:style-name="P59"/>
      <text:p text:style-name="P85"/>
      <text:p text:style-name="P223">19) CITY LIST</text:p>
      <text:p text:style-name="P223"/>
      <text:p text:style-name="P35"><text:span text:style-name="T68">URL: </text:span><text:a xlink:type="simple" xlink:href="http://127.0.0.1:8012/api/categories" text:style-name="Internet_20_link" text:visited-style-name="Visited_20_Internet_20_Link"><text:span text:style-name="T33">http://127.0.0.1:8012/api/</text:span></text:a><text:span text:style-name="T45">cities</text:span></text:p>
      <text:p text:style-name="P162"/>
      <text:p text:style-name="P25"><text:span text:style-name="T34">METHOD :</text:span><text:span text:style-name="T35">GET</text:span></text:p>
      <text:p text:style-name="P86"/>
      <text:p text:style-name="P55"><text:span text:style-name="T63">RESPOSN</text:span><text:span text:style-name="T64">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65">20</text:span><text:span text:style-name="T54">) </text:span><text:span text:style-name="T65">CITY</text:span><text:span text:style-name="T54"> </text:span><text:span text:style-name="T61">ADD</text:span></text:p>
      <text:p text:style-name="P218"/>
      <text:p text:style-name="P36"><text:span text:style-name="T68">URL: </text:span><text:a xlink:type="simple" xlink:href="http://127.0.0.1:8012/api/categories" text:style-name="Internet_20_link" text:visited-style-name="Visited_20_Internet_20_Link"><text:span text:style-name="T33">http://127.0.0.1:8012/api/</text:span></text:a><text:span text:style-name="T46">cities</text:span></text:p>
      <text:p text:style-name="P163"/>
      <text:p text:style-name="P26"><text:span text:style-name="T34">METHOD :</text:span><text:span text:style-name="T36">POST</text:span></text:p>
      <text:p text:style-name="P87"/>
      <text:p text:style-name="P122">REQUEST:</text:p>
      <text:p text:style-name="P122">{</text:p>
      <text:p text:style-name="P28"><text:span text:style-name="T34"><text:tab/>"name":"</text:span><text:span text:style-name="T38">Chennai</text:span><text:span text:style-name="T34">",</text:span></text:p>
      <text:p text:style-name="P122"><text:tab/>"country_id":"1",</text:p>
      <text:p text:style-name="P28"><text:span text:style-name="T34"><text:tab/>“</text:span><text:span text:style-name="T38">state_id</text:span><text:span text:style-name="T34">”:</text:span><text:span text:style-name="T38">1,</text:span></text:p>
      <text:p text:style-name="P122"><text:tab/>"is_active":1</text:p>
      <text:p text:style-name="P122">}<text:tab/></text:p>
      <text:p text:style-name="P122"/>
      <text:p text:style-name="P56"><text:span text:style-name="T54">RESPOSN</text:span><text:span text:style-name="T60">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66">21</text:span><text:span text:style-name="T54">) </text:span><text:span text:style-name="T66">CITY</text:span><text:span text:style-name="T54"> EDIT</text:span></text:p>
      <text:p text:style-name="P220"/>
      <text:p text:style-name="P36"><text:span text:style-name="T68">URL: </text:span><text:a xlink:type="simple" xlink:href="http://127.0.0.1:8012/api/categories" text:style-name="Internet_20_link" text:visited-style-name="Visited_20_Internet_20_Link"><text:span text:style-name="T33">http://127.0.0.1:8012/api/</text:span></text:a><text:span text:style-name="T47">cities</text:span></text:p>
      <text:p text:style-name="P163"/>
      <text:p text:style-name="P26"><text:span text:style-name="T34">METHOD :</text:span><text:span text:style-name="T37">PUT</text:span></text:p>
      <text:p text:style-name="P87"/>
      <text:p text:style-name="P122">REQUEST:</text:p>
      <text:p text:style-name="P123">{</text:p>
      <text:p text:style-name="P29"><text:span text:style-name="T34"><text:tab/>"name":"</text:span><text:span text:style-name="T38">Chennai</text:span><text:span text:style-name="T34">",</text:span></text:p>
      <text:p text:style-name="P123"><text:tab/>"country_id":"1",</text:p>
      <text:p text:style-name="P29"><text:span text:style-name="T34"><text:tab/>“</text:span><text:span text:style-name="T38">state_id</text:span><text:span text:style-name="T34">”:</text:span><text:span text:style-name="T38">1,</text:span></text:p>
      <text:p text:style-name="P123"><text:tab/>"is_active":1,</text:p>
      <text:p text:style-name="P29"><text:span text:style-name="T34"><text:tab/>“</text:span><text:span text:style-name="T39">id</text:span><text:span text:style-name="T34">”:</text:span><text:span text:style-name="T39">1</text:span></text:p>
      <text:p text:style-name="P123">}<text:tab/></text:p>
      <text:p text:style-name="P123"/>
      <text:p text:style-name="P122"/>
      <text:p text:style-name="P122"/>
      <text:p text:style-name="P56"><text:span text:style-name="T54">RESPON</text:span><text:span text:style-name="T62">S</text:span><text:span text:style-name="T60">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67">22</text:span><text:span text:style-name="T54">) </text:span><text:span text:style-name="T67">CITY</text:span><text:span text:style-name="T54"> DELETE</text:span></text:p>
      <text:p text:style-name="P222"/>
      <text:p text:style-name="P36"><text:span text:style-name="T68">URL: </text:span><text:a xlink:type="simple" xlink:href="http://127.0.0.1:8012/api/categories" text:style-name="Internet_20_link" text:visited-style-name="Visited_20_Internet_20_Link"><text:span text:style-name="T33">http://127.0.0.1:8012/api/</text:span></text:a><text:a xlink:type="simple" xlink:href="http://127.0.0.1:8012/api/categories" text:style-name="Internet_20_link" text:visited-style-name="Visited_20_Internet_20_Link">c</text:a><text:span text:style-name="T48">ities</text:span><text:span text:style-name="T33">/</text:span><text:span text:style-name="T40">&lt;:id&gt;</text:span></text:p>
      <text:p text:style-name="P163"/>
      <text:p text:style-name="P87">METHOD :DELETE</text:p>
      <text:p text:style-name="P87"/>
      <text:p text:style-name="P26"><text:span text:style-name="T34">RESPOSN</text:span><text:span text:style-name="T35">E</text:span><text:span text:style-name="T34"><text:line-break/>{</text:span></text:p>
      <text:p text:style-name="P87"><text:s text:c="4"/>"success": true,</text:p>
      <text:p text:style-name="P87"><text:s text:c="4"/>"message": "Deleted successfully."</text:p>
      <text:p text:style-name="P87">}</text:p>
      <text:p text:style-name="P87"/>
      <text:p text:style-name="P87"/>
      <text:p text:style-name="P224">23) Events List</text:p>
      <text:p text:style-name="P224"/>
      <text:p text:style-name="P224"><text:tab/></text:p>
      <text:p text:style-name="P37"><text:span text:style-name="T4">URL</text:span><text:span text:style-name="T68">: </text:span><text:a xlink:type="simple" xlink:href="http://127.0.0.1:8012/api/categories" text:style-name="Internet_20_link" text:visited-style-name="Visited_20_Internet_20_Link"><text:span text:style-name="T33">http://127.0.0.1:8012/api/</text:span></text:a><text:span text:style-name="T48">events</text:span></text:p>
      <text:p text:style-name="P164"/>
      <text:p text:style-name="P88"><text:span text:style-name="T1">METHOD</text:span> :<text:span text:style-name="T69">GET</text:span></text:p>
      <text:p text:style-name="P88"/>
      <text:p text:style-name="P228"/>
      <text:p text:style-name="P229">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25">23) Events <text:span text:style-name="T70">Add</text:span></text:p>
      <text:p text:style-name="P225"/>
      <text:p text:style-name="P225"><text:tab/></text:p>
      <text:p text:style-name="P38"><text:span text:style-name="T4">URL</text:span><text:span text:style-name="T68">: </text:span><text:a xlink:type="simple" xlink:href="http://127.0.0.1:8012/api/categories" text:style-name="Internet_20_link" text:visited-style-name="Visited_20_Internet_20_Link"><text:span text:style-name="T33">http://127.0.0.1:8012/api/</text:span></text:a><text:span text:style-name="T48">events</text:span></text:p>
      <text:p text:style-name="P165"/>
      <text:p text:style-name="P89"><text:span text:style-name="T1">METHOD</text:span> :<text:span text:style-name="T70">POST</text:span></text:p>
      <text:p text:style-name="P89"/>
      <text:p text:style-name="P230">Sample REQUEST</text:p>
      <text:p text:style-name="P126"/>
      <text:p text:style-name="P126">{</text:p>
      <text:p text:style-name="P134"/>
      <text:p text:style-name="P348">"pincode":"60017",</text:p>
      <text:p text:style-name="P348">"country":"China2",</text:p>
      <text:p text:style-name="P348">"state":"Tamil Nadu",</text:p>
      <text:p text:style-name="P348">"city":"Chennai",</text:p>
      <text:p text:style-name="P348">"time_zone":"IST",</text:p>
      <text:p text:style-name="P348">"start_time":"10:00",</text:p>
      <text:p text:style-name="P348">"end_time":"12:00",</text:p>
      <text:p text:style-name="P348"/>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72"><text:tab/><text:tab/>{</text:p>
      <text:p text:style-name="P272"><text:tab/>"event_day":"Day 2",<text:tab/></text:p>
      <text:p text:style-name="P272"><text:tab/>"event_time":"10:20 AM",</text:p>
      <text:p text:style-name="P272"><text:tab/>"description":"Hlloooooooooooooooooooooooo"</text:p>
      <text:p text:style-name="P272"><text:tab/><text:tab/><text:tab/></text:p>
      <text:p text:style-name="P272"><text:tab/><text:tab/>},</text:p>
      <text:p text:style-name="P272"><text:tab/><text:tab/>{</text:p>
      <text:p text:style-name="P272"><text:tab/>"event_day":"Day 1",<text:tab/></text:p>
      <text:p text:style-name="P272"><text:tab/>"event_time":"11:00 AM",</text:p>
      <text:p text:style-name="P272"><text:tab/>"description":"Description"</text:p>
      <text:p text:style-name="P272"><text:tab/><text:tab/><text:tab/></text:p>
      <text:p text:style-name="P272"><text:tab/><text:tab/>}</text:p>
      <text:p text:style-name="P272"><text:tab/><text:tab/></text:p>
      <text:p text:style-name="P272"><text:tab/>]</text:p>
      <text:p text:style-name="P126">}</text:p>
      <text:p text:style-name="P128"/>
      <text:p text:style-name="P226">2<text:span text:style-name="T71">4</text:span>) Events <text:span text:style-name="T71">Update</text:span></text:p>
      <text:p text:style-name="P226"/>
      <text:p text:style-name="P39"><text:span text:style-name="T4">URL</text:span><text:span text:style-name="T68">: </text:span><text:a xlink:type="simple" xlink:href="http://127.0.0.1:8012/api/categories" text:style-name="Internet_20_link" text:visited-style-name="Visited_20_Internet_20_Link"><text:span text:style-name="T33">http://127.0.0.1:8012/api/</text:span></text:a><text:span text:style-name="T48">events</text:span></text:p>
      <text:p text:style-name="P166"/>
      <text:p text:style-name="P90"><text:span text:style-name="T1">METHOD</text:span> :<text:span text:style-name="T72">PUT</text:span></text:p>
      <text:p text:style-name="P90"/>
      <text:p text:style-name="P91"/>
      <text:p text:style-name="P231">Sample REQUEST</text:p>
      <text:p text:style-name="P127"><text:soft-page-break/></text:p>
      <text:p text:style-name="P127">{</text:p>
      <text:p text:style-name="P134"/>
      <text:p text:style-name="P258">"pincode":"60017",</text:p>
      <text:p text:style-name="P258">"country":"China2",</text:p>
      <text:p text:style-name="P258">"state":"Tamil Nadu",</text:p>
      <text:p text:style-name="P258">"city":"Chennai",</text:p>
      <text:p text:style-name="P258">"time_zone":"IST",</text:p>
      <text:p text:style-name="P258">"start_time":"10:00",</text:p>
      <text:p text:style-name="P258">"end_time":"12:00",</text:p>
      <text:p text:style-name="P127">“<text:span text:style-name="T74">id</text:span>”:<text:span text:style-name="T74">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72"><text:tab/><text:tab/>{</text:p>
      <text:p text:style-name="P272"><text:tab/>"event_day":"Day 2",<text:tab/></text:p>
      <text:p text:style-name="P272"><text:tab/>"event_time":"10:20 AM",</text:p>
      <text:p text:style-name="P272"><text:tab/>"description":"Hlloooooooooooooooooooooooo"</text:p>
      <text:p text:style-name="P272"><text:tab/><text:tab/><text:tab/></text:p>
      <text:p text:style-name="P272"><text:tab/><text:tab/>},</text:p>
      <text:p text:style-name="P272"><text:soft-page-break/><text:tab/><text:tab/>{</text:p>
      <text:p text:style-name="P272"><text:tab/>"event_day":"Day 1",<text:tab/></text:p>
      <text:p text:style-name="P272"><text:tab/>"event_time":"11:00 AM",</text:p>
      <text:p text:style-name="P272"><text:tab/>"description":"Description"</text:p>
      <text:p text:style-name="P272"><text:tab/><text:tab/><text:tab/></text:p>
      <text:p text:style-name="P272"><text:tab/><text:tab/>}</text:p>
      <text:p text:style-name="P272"><text:tab/></text:p>
      <text:p text:style-name="P272"><text:tab/>]</text:p>
      <text:p text:style-name="P127">}</text:p>
      <text:p text:style-name="P127"/>
      <text:p text:style-name="P127"/>
      <text:p text:style-name="P227">2<text:span text:style-name="T71">4</text:span>) <text:span text:style-name="T75">Image Upload</text:span></text:p>
      <text:p text:style-name="P40"><text:span text:style-name="T4">URL</text:span><text:span text:style-name="T68">: </text:span><text:span text:style-name="T49">http://127.0.0.1:8012/api/upload?folder_type=events&amp;file_type=image</text:span></text:p>
      <text:p text:style-name="P167"/>
      <text:p text:style-name="P92"><text:span text:style-name="T1">METHOD</text:span> : <text:span text:style-name="T76">POST</text:span></text:p>
      <text:p text:style-name="P92"/>
      <text:p text:style-name="P232">Sample Request:</text:p>
      <text:p text:style-name="P129"/>
      <text:p text:style-name="P129">file_data:&lt;file_upload_form_data&gt;</text:p>
      <text:p text:style-name="P129"/>
      <text:p text:style-name="P129"/>
      <text:p text:style-name="P234">Response:</text:p>
      <text:p text:style-name="P234"/>
      <text:p text:style-name="P234">{</text:p>
      <text:p text:style-name="P234"><text:s text:c="4"/>"success": true,</text:p>
      <text:p text:style-name="P234"><text:s text:c="4"/>"data": {</text:p>
      <text:p text:style-name="P234"><text:s text:c="8"/>"file_dir": "assets/events/",</text:p>
      <text:p text:style-name="P234"><text:s text:c="8"/>"file_name": "images.jpeg"</text:p>
      <text:p text:style-name="P234"><text:s text:c="4"/>}</text:p>
      <text:p text:style-name="P234">}</text:p>
      <text:p text:style-name="P234"/>
      <text:p text:style-name="P234"/>
      <text:p text:style-name="P237">25) Event Detail</text:p>
      <text:p text:style-name="P237"/>
      <text:p text:style-name="P41"><text:span text:style-name="T4">URL</text:span><text:span text:style-name="T68">: </text:span><text:span text:style-name="T49">http://127.0.0.1:8012/api/events/19</text:span></text:p>
      <text:p text:style-name="P168"/>
      <text:p text:style-name="P96"><text:span text:style-name="T1">METHOD</text:span> : <text:span text:style-name="T77">GET</text:span></text:p>
      <text:p text:style-name="P96"/>
      <text:p text:style-name="P238">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59"><text:s text:c="6"/>"pincode":"60017",</text:p>
      <text:p text:style-name="P259"><text:s text:c="6"/>"country":"China2",</text:p>
      <text:p text:style-name="P259"><text:s text:c="6"/>"state":"Tamil Nadu",</text:p>
      <text:p text:style-name="P259"><text:s text:c="6"/>"city":"Chennai",</text:p>
      <text:p text:style-name="P259"><text:s text:c="6"/>"time_zone":"IST",</text:p>
      <text:p text:style-name="P259"><text:s text:c="6"/>"start_time":"10:00",</text:p>
      <text:p text:style-name="P259"><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38">26.Home Categories</text:p>
      <text:p text:style-name="P95"/>
      <text:p text:style-name="P42"><text:span text:style-name="T4">URL</text:span><text:span text:style-name="T68">: </text:span><text:span text:style-name="T49">http://127.0.0.1:8012/api/</text:span><text:span text:style-name="T50">home_categories</text:span></text:p>
      <text:p text:style-name="P169"/>
      <text:p text:style-name="P95"><text:span text:style-name="T1">METHOD</text:span> : <text:span text:style-name="T77">GET</text:span></text:p>
      <text:p text:style-name="P95"/>
      <text:p text:style-name="P238">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39">28.Home Popular Events</text:p>
      <text:p text:style-name="P239"/>
      <text:p text:style-name="P97"><text:tab/></text:p>
      <text:p text:style-name="P43"><text:span text:style-name="T4">URL</text:span><text:span text:style-name="T68">: </text:span><text:span text:style-name="T49">http://127.0.0.1:8012/api/</text:span><text:span text:style-name="T51">popular_events</text:span></text:p>
      <text:p text:style-name="P170"/>
      <text:p text:style-name="P97"><text:span text:style-name="T1">METHOD</text:span> : <text:span text:style-name="T77">GET</text:span></text:p>
      <text:p text:style-name="P97"/>
      <text:p text:style-name="P239">Sample Response:</text:p>
      <text:p text:style-name="P239"/>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40"/>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48"/>
      <text:p text:style-name="P248">Sample Response:</text:p>
      <text:p text:style-name="P248"/>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41"/>
      <text:p text:style-name="P172"><text:span text:style-name="T16">METHOD : </text:span><text:span text:style-name="T15">G</text:span><text:span text:style-name="T16">ET </text:span></text:p>
      <text:p text:style-name="P249">URL : http://127.0.0.1:8012/api/search_events</text:p>
      <text:p text:style-name="P249"/>
      <text:p text:style-name="P249">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42"/>
      <text:p text:style-name="P173"><text:span text:style-name="T16">METHOD : </text:span><text:span text:style-name="T15">G</text:span><text:span text:style-name="T16">ET </text:span></text:p>
      <text:p text:style-name="P250">URL : http://127.0.0.1:8012/api/event_details?event_id=1</text:p>
      <text:p text:style-name="P250"/>
      <text:p text:style-name="P250">Sample Response:</text:p>
      <text:p text:style-name="P250"/>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43"/>
      <text:p text:style-name="P174"><text:span text:style-name="T16">METHOD : </text:span><text:span text:style-name="T17">POST</text:span></text:p>
      <text:p text:style-name="P252">URL : <text:a xlink:type="simple" xlink:href="http://127.0.0.1:8012/api/place" text:style-name="Internet_20_link" text:visited-style-name="Visited_20_Internet_20_Link">http://127.0.0.1:8012/api/</text:a><text:span text:style-name="T85">place_order</text:span></text:p>
      <text:p text:style-name="P251"/>
      <text:p text:style-name="P181"><text:span text:style-name="T14">Sample R</text:span><text:span text:style-name="T17">EQUEST</text:span><text:span text:style-name="T14">:</text:span></text:p>
      <text:p text:style-name="P251"/>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51"/>
      <text:p text:style-name="P256">Sample Response</text:p>
      <text:p text:style-name="P256">{</text:p>
      <text:p text:style-name="P256"><text:tab/>success:true,</text:p>
      <text:p text:style-name="P256"><text:tab/>message:”Order Placed Sucessfully”</text:p>
      <text:p text:style-name="P256">}</text:p>
      <text:p text:style-name="P256"/>
      <text:p text:style-name="P256"/>
      <text:p text:style-name="P260">30) <text:span text:style-name="T86">Admin Order List</text:span></text:p>
      <text:p text:style-name="P260"/>
      <text:p text:style-name="P244"/>
      <text:p text:style-name="P175"><text:span text:style-name="T16">METHOD : </text:span><text:span text:style-name="T18">GET</text:span></text:p>
      <text:p text:style-name="P253">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87">orders?is_download=true</text:span></text:a></text:p>
      <text:p text:style-name="P253"/>
      <text:p text:style-name="P273">To Downlaod Excel Data:</text:p>
      <text:p text:style-name="P273"/>
      <text:p text:style-name="P273">paramater:is_download=true</text:p>
      <text:p text:style-name="P273"/>
      <text:p text:style-name="P273">Sample Response:</text:p>
      <text:p text:style-name="P151">{</text:p>
      <text:p text:style-name="P151"><text:s/>"success": true,</text:p>
      <text:p text:style-name="P151">"base64_data": base64_data, </text:p>
      <text:p text:style-name="P151">'file_name':file_name</text:p>
      <text:p text:style-name="P151">}</text:p>
      <text:p text:style-name="P253"/>
      <text:p text:style-name="P253"/>
      <text:p text:style-name="P263">Sample Response:</text:p>
      <text:p text:style-name="P263"/>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63"/>
      <text:p text:style-name="P257"/>
      <text:p text:style-name="P261">3<text:span text:style-name="T88">1</text:span>) <text:span text:style-name="T86">Admin Order Details</text:span></text:p>
      <text:p text:style-name="P261"/>
      <text:p text:style-name="P245"/>
      <text:p text:style-name="P176"><text:span text:style-name="T16">METHOD : </text:span><text:span text:style-name="T18">GET</text:span></text:p>
      <text:p text:style-name="P274"><text:span text:style-name="T80">URL : </text:span><text:span text:style-name="T89">http://127.0.0.1:8012/api/orders/2</text:span></text:p>
      <text:p text:style-name="P254"/>
      <text:p text:style-name="P254"/>
      <text:p text:style-name="P264">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64"/>
      <text:p text:style-name="P264"><text:soft-page-break/></text:p>
      <text:p text:style-name="P262">3<text:span text:style-name="T88">1</text:span>) <text:span text:style-name="T93">Event Enquiry Add</text:span></text:p>
      <text:p text:style-name="P262"/>
      <text:p text:style-name="P246"/>
      <text:p text:style-name="P177"><text:span text:style-name="T16">METHOD : </text:span><text:span text:style-name="T18">GET</text:span></text:p>
      <text:p text:style-name="P278"><text:span text:style-name="T80">URL : </text:span><text:span text:style-name="T89">http://127.0.0.1:8012/api/</text:span><text:span text:style-name="T90">add_enquiry</text:span></text:p>
      <text:p text:style-name="P255"/>
      <text:p text:style-name="P255"/>
      <text:p text:style-name="P265">Sample <text:span text:style-name="T93">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55"/>
      <text:p text:style-name="P265">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66">32) Admin Event Enquiry List</text:p>
      <text:p text:style-name="P246"/>
      <text:p text:style-name="P177"><text:span text:style-name="T16">METHOD : </text:span><text:span text:style-name="T18">GET</text:span></text:p>
      <text:p text:style-name="P275"><text:span text:style-name="T80">URL : </text:span><text:span text:style-name="T29">http://127.0.0.1:8012/api/event_enquiry</text:span></text:p>
      <text:p text:style-name="P266"/>
      <text:p text:style-name="P266">Sample Response:</text:p>
      <text:p text:style-name="P266"/>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66"/>
      <text:p text:style-name="P266"/>
      <text:p text:style-name="P149"/>
      <text:p text:style-name="P267">32) Admin Event Enquiry <text:span text:style-name="T94">view</text:span></text:p>
      <text:p text:style-name="P247"/>
      <text:p text:style-name="P178"><text:span text:style-name="T16">METHOD : </text:span><text:span text:style-name="T18">GET</text:span></text:p>
      <text:p text:style-name="P276"><text:span text:style-name="T80">URL : </text:span><text:span text:style-name="T31">http://127.0.0.1:8012/api/event_enquiry/3</text:span></text:p>
      <text:p text:style-name="P267"/>
      <text:p text:style-name="P267">Sample Response:</text:p>
      <text:p text:style-name="P267"/>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68">33) Event Enquiry Delete</text:p>
      <text:p text:style-name="P268"/>
      <text:p text:style-name="P270"><text:soft-page-break/>METHOD : DELETE</text:p>
      <text:p text:style-name="P270"/>
      <text:p text:style-name="P277"><text:span text:style-name="T81">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09">{</text:p>
      <text:p text:style-name="P209"><text:s text:c="4"/>"success": true,</text:p>
      <text:p text:style-name="P209"><text:s text:c="4"/>"message": "Deleted successfully."</text:p>
      <text:p text:style-name="P209">}</text:p>
      <text:p text:style-name="P209"/>
      <text:p text:style-name="P209"/>
      <text:p text:style-name="P283">34) Customer Register (direct)</text:p>
      <text:p text:style-name="P283"/>
      <text:p text:style-name="P269"/>
      <text:p text:style-name="P271">METHOD : <text:span text:style-name="T95">POST</text:span></text:p>
      <text:p text:style-name="P271"/>
      <text:p text:style-name="P283"><text:span text:style-name="T82">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96">customer/register</text:span></text:a></text:p>
      <text:p text:style-name="P283"/>
      <text:p text:style-name="P283"/>
      <text:p text:style-name="P283"/>
      <text:p text:style-name="P284">Sample Response:</text:p>
      <text:p text:style-name="P284"/>
      <text:p text:style-name="P284">{</text:p>
      <text:p text:style-name="P284"><text:s text:c="2"/><text:span text:style-name="T97">first_name:”Dhamo”,</text:span></text:p>
      <text:p text:style-name="P285"><text:s text:c="2"/><text:span text:style-name="T97">email:”dhamo@gmail.com”,</text:span><text:tab/></text:p>
      <text:p text:style-name="P285"><text:s text:c="2"/><text:span text:style-name="T97">password:”Passw0rd”,</text:span></text:p>
      <text:p text:style-name="P284">}</text:p>
      <text:p text:style-name="P284"/>
      <text:p text:style-name="P284"/>
      <text:p text:style-name="P286">35) Payment Intent API</text:p>
      <text:p text:style-name="P286"/>
      <text:p text:style-name="P289">URL:<text:span text:style-name="T98">/api/payment_intents</text:span></text:p>
      <text:p text:style-name="P288"/>
      <text:p text:style-name="P286">METHOD : POST</text:p>
      <text:p text:style-name="P286"/>
      <text:p text:style-name="P286">SAMPLE REQUEST</text:p>
      <text:p text:style-name="P286"/>
      <text:p text:style-name="P182">{</text:p>
      <text:p text:style-name="P182">"event_id":1,</text:p>
      <text:p text:style-name="P182">"ticket_details":[</text:p>
      <text:p text:style-name="P182"><text:tab/>{</text:p>
      <text:p text:style-name="P182"><text:tab/><text:tab/>"ticket_id":1,</text:p>
      <text:p text:style-name="P182"><text:tab/><text:tab/>"quantity":2</text:p>
      <text:p text:style-name="P182"><text:tab/>}</text:p>
      <text:p text:style-name="P182"><text:tab/>]</text:p>
      <text:p text:style-name="P182">}</text:p>
      <text:p text:style-name="P286"/>
      <text:p text:style-name="P286"/>
      <text:p text:style-name="P286">SAMPLE RESPONSE</text:p>
      <text:p text:style-name="P182"/>
      <text:p text:style-name="P182">{</text:p>
      <text:p text:style-name="P182"><text:s text:c="4"/>"success": true,</text:p>
      <text:p text:style-name="P182"><text:s text:c="4"/>"data": "pi_1GgbY9CUm7aWueh9MuZPUcp9_secret_f9OojPwj6phCtUatSHGEy1KFr",</text:p>
      <text:p text:style-name="P182"><text:s text:c="4"/>"client_secret": "pi_1GgbY9CUm7aWueh9MuZPUcp9_secret_f9OojPwj6phCtUatSHGEy1KFr",</text:p>
      <text:p text:style-name="P182"><text:s text:c="4"/>"message": "success"</text:p>
      <text:p text:style-name="P182">}</text:p>
      <text:p text:style-name="P182"/>
      <text:p text:style-name="P286"/>
      <text:p text:style-name="P291">36) Add Pages</text:p>
      <text:p text:style-name="P291"/>
      <text:p text:style-name="P279"><text:soft-page-break/><text:span text:style-name="T91">URL :</text:span><text:span text:style-name="T29">http://127.0.0.1:8012/api/pages</text:span><text:span text:style-name="T92"> </text:span></text:p>
      <text:p text:style-name="P290"/>
      <text:p text:style-name="P297">METHOD:POST</text:p>
      <text:p text:style-name="P297"/>
      <text:p text:style-name="P297">SAMPLE REQUEST:</text:p>
      <text:p text:style-name="P183"/>
      <text:p text:style-name="P183">{</text:p>
      <text:p text:style-name="P183"><text:tab/></text:p>
      <text:p text:style-name="P183"><text:tab/></text:p>
      <text:p text:style-name="P183"><text:tab/></text:p>
      <text:p text:style-name="P183"><text:tab/>"name":"Terms And Service",</text:p>
      <text:p text:style-name="P183"><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3"><text:tab/>"meta_title":"Terms And Serive",</text:p>
      <text:p text:style-name="P183"><text:tab/>"meta_description":"blah blah",</text:p>
      <text:p text:style-name="P183"><text:tab/>"meta_keywords":"blah , blah",</text:p>
      <text:p text:style-name="P183"><text:tab/>"is_active":1</text:p>
      <text:p text:style-name="P183">}</text:p>
      <text:p text:style-name="P183"/>
      <text:p text:style-name="P183"/>
      <text:p text:style-name="P183"/>
      <text:p text:style-name="P287"/>
      <text:p text:style-name="P292">3<text:span text:style-name="T102">7</text:span>) <text:span text:style-name="T102">List</text:span> Pages</text:p>
      <text:p text:style-name="P292"/>
      <text:p text:style-name="P280"><text:span text:style-name="T91">URL :</text:span><text:span text:style-name="T29">http://127.0.0.1:8012/api/pages</text:span><text:span text:style-name="T92"> </text:span></text:p>
      <text:p text:style-name="P292"/>
      <text:p text:style-name="P298">METHOD:<text:span text:style-name="T102">GET</text:span></text:p>
      <text:p text:style-name="P298"/>
      <text:p text:style-name="P306">SAMPLE RESPONSE:</text:p>
      <text:p text:style-name="P306"/>
      <text:p text:style-name="P184"/>
      <text:p text:style-name="P185">{</text:p>
      <text:p text:style-name="P185"><text:s text:c="4"/>"success": true,</text:p>
      <text:p text:style-name="P185"><text:s text:c="4"/>"data": [</text:p>
      <text:p text:style-name="P185"><text:s text:c="8"/>{</text:p>
      <text:p text:style-name="P185"><text:s text:c="12"/>"id": 1,</text:p>
      <text:p text:style-name="P185"><text:s text:c="12"/>"name": "Terms And Service",</text:p>
      <text:p text:style-name="P185"><text:s text:c="12"/>"slug": "terms-and-service",</text:p>
      <text:p text:style-name="P185"><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5"><text:s text:c="12"/>"meta_title": "Terms And Serive",</text:p>
      <text:p text:style-name="P185"><text:s text:c="12"/>"meta_description": "blah blah",</text:p>
      <text:p text:style-name="P185"><text:s text:c="12"/>"meta_keywords": "blah , blah",</text:p>
      <text:p text:style-name="P185"><text:s text:c="12"/>"is_active": true,</text:p>
      <text:p text:style-name="P185"><text:s text:c="12"/>"createdAt": "2020-05-13T11:28:31.000Z",</text:p>
      <text:p text:style-name="P185"><text:s text:c="12"/>"updatedAt": "2020-05-13T11:32:56.000Z",</text:p>
      <text:p text:style-name="P185"><text:s text:c="12"/>"deletedAt": null</text:p>
      <text:p text:style-name="P185"><text:s text:c="8"/>}</text:p>
      <text:p text:style-name="P185"><text:s text:c="4"/>],</text:p>
      <text:p text:style-name="P185"><text:s text:c="4"/>"count": 1</text:p>
      <text:p text:style-name="P185">}</text:p>
      <text:p text:style-name="P298"/>
      <text:p text:style-name="P298"><text:soft-page-break/></text:p>
      <text:p text:style-name="P309">38) Page Update</text:p>
      <text:p text:style-name="P309"/>
      <text:p text:style-name="P293"/>
      <text:p text:style-name="P281"><text:span text:style-name="T91">URL :</text:span><text:span text:style-name="T29">http://127.0.0.1:8012/api/pages</text:span><text:span text:style-name="T92"> </text:span></text:p>
      <text:p text:style-name="P293"/>
      <text:p text:style-name="P299">METHOD:<text:span text:style-name="T103">PUT</text:span></text:p>
      <text:p text:style-name="P299"/>
      <text:p text:style-name="P307">SAMPLE <text:span text:style-name="T103">REQUEST</text:span>:</text:p>
      <text:p text:style-name="P186">{</text:p>
      <text:p text:style-name="P186"><text:tab/></text:p>
      <text:p text:style-name="P186"><text:tab/></text:p>
      <text:p text:style-name="P186"><text:tab/>"id":1,</text:p>
      <text:p text:style-name="P186"><text:tab/>"name":"Terms And Service",</text:p>
      <text:p text:style-name="P186"><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tab/>"meta_title":"Terms And Serive",</text:p>
      <text:p text:style-name="P186"><text:tab/>"meta_description":"blah blah",</text:p>
      <text:p text:style-name="P186"><text:tab/>"meta_keywords":"blah , blah",</text:p>
      <text:p text:style-name="P186"><text:tab/>"is_active":1</text:p>
      <text:p text:style-name="P186">}</text:p>
      <text:p text:style-name="P186"/>
      <text:p text:style-name="P186"/>
      <text:p text:style-name="P187"><text:span text:style-name="T2">39)</text:span> <text:span text:style-name="T2">Email Verification</text:span></text:p>
      <text:p text:style-name="P294"/>
      <text:p text:style-name="P282"><text:span text:style-name="T91">URL :</text:span><text:span text:style-name="T29">http://127.0.0.1:8012/api/</text:span><text:span text:style-name="T32">email_verification</text:span><text:span text:style-name="T92"> </text:span></text:p>
      <text:p text:style-name="P294"/>
      <text:p text:style-name="P300">METHOD:<text:span text:style-name="T104">POST</text:span></text:p>
      <text:p text:style-name="P300"/>
      <text:p text:style-name="P308">SAMPLE <text:span text:style-name="T103">REQUEST</text:span>:</text:p>
      <text:p text:style-name="P187">{</text:p>
      <text:p text:style-name="P187"><text:tab/>“token”:”xxxxxxxx”</text:p>
      <text:p text:style-name="P187">}</text:p>
      <text:p text:style-name="P308"/>
      <text:p text:style-name="P310">SAMPLE RESPONSE:</text:p>
      <text:p text:style-name="P188">{</text:p>
      <text:p text:style-name="P188"><text:s text:c="4"/>"success": true, </text:p>
      <text:p text:style-name="P188"><text:s text:c="4"/>"message": "Account Verified Successfully"</text:p>
      <text:p text:style-name="P188">}</text:p>
      <text:p text:style-name="P188"/>
      <text:p text:style-name="P188"/>
      <text:p text:style-name="P311">40) Admin Get User Details</text:p>
      <text:p text:style-name="P311"/>
      <text:p text:style-name="P311">URL:<text:a xlink:type="simple" xlink:href="http://127.0.0.1:8012/api/users/:id" text:style-name="Internet_20_link" text:visited-style-name="Visited_20_Internet_20_Link">http://127.0.0.1:8012/api/users/:id</text:a></text:p>
      <text:p text:style-name="P295"/>
      <text:p text:style-name="P301">METHOD:<text:span text:style-name="T105">GET</text:span></text:p>
      <text:p text:style-name="P350"/>
      <text:p text:style-name="P351">{</text:p>
      <text:p text:style-name="P351"><text:s text:c="4"/>"success": true,</text:p>
      <text:p text:style-name="P351"><text:s text:c="4"/>"data": {</text:p>
      <text:p text:style-name="P351"><text:s text:c="8"/>"id": 2,</text:p>
      <text:p text:style-name="P351"><text:s text:c="8"/>"first_name": "Dhamo",</text:p>
      <text:p text:style-name="P351"><text:s text:c="8"/>"last_name": null,</text:p>
      <text:p text:style-name="P351"><text:s text:c="8"/>"gender": null,</text:p>
      <text:p text:style-name="P351"><text:s text:c="8"/>"dob": null,</text:p>
      <text:p text:style-name="P351"><text:s text:c="8"/>"email": "damovenkatesh@gmail.com",</text:p>
      <text:p text:style-name="P351"><text:soft-page-break/><text:s text:c="8"/>"area_code": null,</text:p>
      <text:p text:style-name="P351"><text:s text:c="8"/>"mobile_no": null,</text:p>
      <text:p text:style-name="P351"><text:s text:c="8"/>"address_1": null,</text:p>
      <text:p text:style-name="P351"><text:s text:c="8"/>"address_2": null,</text:p>
      <text:p text:style-name="P351"><text:s text:c="8"/>"city": null,</text:p>
      <text:p text:style-name="P351"><text:s text:c="8"/>"state": null,</text:p>
      <text:p text:style-name="P351"><text:s text:c="8"/>"pincode": null,</text:p>
      <text:p text:style-name="P351"><text:s text:c="8"/>"country": null,</text:p>
      <text:p text:style-name="P351"><text:s text:c="8"/>"role_id": 2,</text:p>
      <text:p text:style-name="P351"><text:s text:c="8"/>"is_active": true,</text:p>
      <text:p text:style-name="P351"><text:s text:c="8"/>"role": {</text:p>
      <text:p text:style-name="P351"><text:s text:c="12"/>"name": "Event Organizer"</text:p>
      <text:p text:style-name="P351"><text:s text:c="8"/>}</text:p>
      <text:p text:style-name="P351"><text:s text:c="4"/>}</text:p>
      <text:p text:style-name="P351">}</text:p>
      <text:p text:style-name="P311"/>
      <text:p text:style-name="P311"/>
      <text:p text:style-name="P316">41) Admin User Update</text:p>
      <text:p text:style-name="P312"/>
      <text:p text:style-name="P312">URL:<text:a xlink:type="simple" xlink:href="http://127.0.0.1:8012/api/users/:id" text:style-name="Internet_20_link" text:visited-style-name="Visited_20_Internet_20_Link">http://127.0.0.1:8012/api/users/:id</text:a></text:p>
      <text:p text:style-name="P296"/>
      <text:p text:style-name="P302">METHOD:<text:span text:style-name="T106">PUT</text:span></text:p>
      <text:p text:style-name="P302"/>
      <text:p text:style-name="P316">SAMPLE REQUEST:</text:p>
      <text:p text:style-name="P189"/>
      <text:p text:style-name="P191">{</text:p>
      <text:p text:style-name="P191"><text:s text:c="8"/>"id": 2,</text:p>
      <text:p text:style-name="P191"><text:s text:c="8"/>"first_name": "Dhamo",</text:p>
      <text:p text:style-name="P191"><text:s text:c="8"/>"last_name": null,</text:p>
      <text:p text:style-name="P191"><text:s text:c="8"/>"gender": null,</text:p>
      <text:p text:style-name="P191"><text:s text:c="8"/>"dob": null,</text:p>
      <text:p text:style-name="P191"><text:s text:c="8"/>"email": "damovenkatesh@gmail.com",</text:p>
      <text:p text:style-name="P191"><text:s text:c="8"/>"area_code": null,</text:p>
      <text:p text:style-name="P191"><text:s text:c="8"/>"mobile_no": null,</text:p>
      <text:p text:style-name="P191"><text:s text:c="8"/>"address_1": null,</text:p>
      <text:p text:style-name="P191"><text:s text:c="8"/>"address_2": null,</text:p>
      <text:p text:style-name="P191"><text:s text:c="8"/>"city": null,</text:p>
      <text:p text:style-name="P191"><text:s text:c="8"/>"state": null,</text:p>
      <text:p text:style-name="P191"><text:s text:c="8"/>"pincode": null,</text:p>
      <text:p text:style-name="P191"><text:s text:c="8"/>"country": null,</text:p>
      <text:p text:style-name="P191"><text:s text:c="8"/>"role_id": 2,</text:p>
      <text:p text:style-name="P191"><text:s text:c="8"/>"is_active": true</text:p>
      <text:p text:style-name="P191">}</text:p>
      <text:p text:style-name="P191"/>
      <text:p text:style-name="P320">SAMPLE RESPONSE:</text:p>
      <text:p text:style-name="P320"/>
      <text:p text:style-name="P193">{</text:p>
      <text:p text:style-name="P193"><text:s text:c="4"/>"success": true,</text:p>
      <text:p text:style-name="P193"><text:s text:c="4"/>"message": "Updated successfully."</text:p>
      <text:p text:style-name="P193">}</text:p>
      <text:p text:style-name="P324"/>
      <text:p text:style-name="P325">43) Customer - Profile Update</text:p>
      <text:p text:style-name="P325"/>
      <text:p text:style-name="P313"/>
      <text:p text:style-name="P313">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07">customer</text:span></text:a><text:a xlink:type="simple" xlink:href="http://127.0.0.1:8012/api/users/:id" text:style-name="Internet_20_link" text:visited-style-name="Visited_20_Internet_20_Link">/:id</text:a></text:p>
      <text:p text:style-name="P325"/>
      <text:p text:style-name="P303">METHOD:<text:span text:style-name="T106">PUT</text:span></text:p>
      <text:p text:style-name="P303"/>
      <text:p text:style-name="P317">SAMPLE REQUEST:</text:p>
      <text:p text:style-name="P190"/>
      <text:p text:style-name="P192"><text:soft-page-break/>{</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p>
      <text:p text:style-name="P192"/>
      <text:p text:style-name="P321">SAMPLE RESPONSE:</text:p>
      <text:p text:style-name="P321"/>
      <text:p text:style-name="P194">{</text:p>
      <text:p text:style-name="P194"><text:s text:c="4"/>"success": true,</text:p>
      <text:p text:style-name="P194"><text:s text:c="4"/>"message": "Updated successfully."</text:p>
      <text:p text:style-name="P194">}</text:p>
      <text:p text:style-name="P194"/>
      <text:p text:style-name="P194"/>
      <text:p text:style-name="P326">4<text:span text:style-name="T108">4</text:span>) Customer - Profile <text:span text:style-name="T108">Image Update</text:span></text:p>
      <text:p text:style-name="P326"/>
      <text:p text:style-name="P331"><text:span text:style-name="T79"><text:s/></text:span><text:span text:style-name="T84">Avatar</text:span><text:span text:style-name="T83"> Upload</text:span></text:p>
      <text:p text:style-name="P44"><text:span text:style-name="T4">URL</text:span><text:span text:style-name="T68">: </text:span><text:span text:style-name="T49">http://127.0.0.1:8012/api/upload?folder_type=</text:span><text:span text:style-name="T52">profile_avatar</text:span><text:span text:style-name="T49">&amp;file_type=image</text:span></text:p>
      <text:p text:style-name="P210"/>
      <text:p text:style-name="P102"><text:span text:style-name="T1">METHOD</text:span> : <text:span text:style-name="T76">POST</text:span></text:p>
      <text:p text:style-name="P102"/>
      <text:p text:style-name="P233">Sample Request:</text:p>
      <text:p text:style-name="P130"/>
      <text:p text:style-name="P130">file_data:&lt;file_upload_form_data&gt;</text:p>
      <text:p text:style-name="P130"/>
      <text:p text:style-name="P130"/>
      <text:p text:style-name="P235">Response:</text:p>
      <text:p text:style-name="P235"/>
      <text:p text:style-name="P235">{</text:p>
      <text:p text:style-name="P235"><text:s text:c="4"/>"success": true,</text:p>
      <text:p text:style-name="P235"><text:s text:c="4"/>"data": {</text:p>
      <text:p text:style-name="P236"><text:s text:c="8"/>"file_dir": "assets/<text:span text:style-name="T109">profile_avatar</text:span>/",</text:p>
      <text:p text:style-name="P235"><text:s text:c="8"/>"file_name": "images.jpeg"</text:p>
      <text:p text:style-name="P235"><text:s text:c="4"/>}</text:p>
      <text:p text:style-name="P235">}</text:p>
      <text:p text:style-name="P235"/>
      <text:p text:style-name="P235"/>
      <text:p text:style-name="P326"/>
      <text:p text:style-name="P314">URL:<text:a xlink:type="simple" xlink:href="http://127.0.0.1:8012/api/users/:id" text:style-name="Internet_20_link" text:visited-style-name="Visited_20_Internet_20_Link">http://127.0.0.1:8012/api/</text:a><text:span text:style-name="T110">avatar_update</text:span></text:p>
      <text:p text:style-name="P327"/>
      <text:p text:style-name="P304">METHOD:<text:span text:style-name="T106">PUT</text:span></text:p>
      <text:p text:style-name="P304"/>
      <text:p text:style-name="P318">SAMPLE REQUEST:</text:p>
      <text:p text:style-name="P196">{</text:p>
      <text:p text:style-name="P196"><text:s text:c="8"/>"id": 2,</text:p>
      <text:p text:style-name="P196"><text:s text:c="8"/>"img_name": "a.jpg",</text:p>
      <text:p text:style-name="P196"><text:s text:c="8"/>"img_dir": "/assets/profile_avatar"</text:p>
      <text:p text:style-name="P196">}</text:p>
      <text:p text:style-name="P329"/>
      <text:p text:style-name="P329"><text:soft-page-break/></text:p>
      <text:p text:style-name="P322">SAMPLE RESPONSE:</text:p>
      <text:p text:style-name="P322"/>
      <text:p text:style-name="P195">{</text:p>
      <text:p text:style-name="P195"><text:s text:c="4"/>"success": true,</text:p>
      <text:p text:style-name="P195"><text:s text:c="4"/>"message": "Updated successfully."</text:p>
      <text:p text:style-name="P195">}</text:p>
      <text:p text:style-name="P195"/>
      <text:p text:style-name="P195"/>
      <text:p text:style-name="P328">4<text:span text:style-name="T111">6</text:span>) Customer – <text:span text:style-name="T111">Change Password</text:span></text:p>
      <text:p text:style-name="P328"/>
      <text:p text:style-name="P328"/>
      <text:p text:style-name="P315">URL:<text:a xlink:type="simple" xlink:href="http://127.0.0.1:8012/api/users/:id" text:style-name="Internet_20_link" text:visited-style-name="Visited_20_Internet_20_Link">http://127.0.0.1:8012/api/</text:a><text:span text:style-name="T112">change_password</text:span></text:p>
      <text:p text:style-name="P328"/>
      <text:p text:style-name="P305">METHOD:<text:span text:style-name="T113">POST</text:span></text:p>
      <text:p text:style-name="P305"/>
      <text:p text:style-name="P319">SAMPLE REQUEST:</text:p>
      <text:p text:style-name="P197">{</text:p>
      <text:p text:style-name="P197"><text:s text:c="8"/>"user_id": 2,</text:p>
      <text:p text:style-name="P197"><text:s text:c="8"/>"password": "123456",</text:p>
      <text:p text:style-name="P197"><text:s text:c="8"/>"confirm_password": "123456"</text:p>
      <text:p text:style-name="P197">}</text:p>
      <text:p text:style-name="P330"/>
      <text:p text:style-name="P330"/>
      <text:p text:style-name="P323">SAMPLE RESPONSE:</text:p>
      <text:p text:style-name="P323"/>
      <text:p text:style-name="P198">{</text:p>
      <text:p text:style-name="P198"><text:s text:c="4"/>"success": true,</text:p>
      <text:p text:style-name="P198"><text:s text:c="4"/>"message": "Password Updated Successfully"</text:p>
      <text:p text:style-name="P198">}</text:p>
      <text:p text:style-name="P198"/>
      <text:p text:style-name="P198"/>
      <text:p text:style-name="P332">47) Customer Logout</text:p>
      <text:p text:style-name="P198"/>
      <text:p text:style-name="P199"><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33">METHOD : POST</text:p>
      <text:p text:style-name="P333"/>
      <text:p text:style-name="P337">SAMPLE REQUEST</text:p>
      <text:p text:style-name="P340"/>
      <text:p text:style-name="P202">{</text:p>
      <text:p text:style-name="P202"><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2">}</text:p>
      <text:p text:style-name="P340"/>
      <text:p text:style-name="P342">SAMPLE RESPONSE</text:p>
      <text:p text:style-name="P205">{</text:p>
      <text:p text:style-name="P205"><text:s text:c="4"/>"success": true,</text:p>
      <text:p text:style-name="P205"><text:s text:c="4"/>"message": "Logged out successfully..."</text:p>
      <text:p text:style-name="P205">}</text:p>
      <text:p text:style-name="P205"/>
      <text:p text:style-name="P344">48) Admin Logout</text:p>
      <text:p text:style-name="P344"/>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34">METHOD : POST</text:p>
      <text:p text:style-name="P334"><text:soft-page-break/></text:p>
      <text:p text:style-name="P338">SAMPLE REQUEST</text:p>
      <text:p text:style-name="P341"/>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41"/>
      <text:p text:style-name="P343">SAMPLE RESPONSE</text:p>
      <text:p text:style-name="P206">{</text:p>
      <text:p text:style-name="P206"><text:s text:c="4"/>"success": true,</text:p>
      <text:p text:style-name="P206"><text:s text:c="4"/>"message": "Logged out successfully..."</text:p>
      <text:p text:style-name="P206">}</text:p>
      <text:p text:style-name="P206"/>
      <text:p text:style-name="P206"/>
      <text:p text:style-name="P346">49) Event Status Update</text:p>
      <text:p text:style-name="P346"/>
      <text:p text:style-name="P345"/>
      <text:p text:style-name="P201"><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35">METHOD : POST</text:p>
      <text:p text:style-name="P335"/>
      <text:p text:style-name="P339">SAMPLE REQUEST:</text:p>
      <text:p text:style-name="P207">{</text:p>
      <text:p text:style-name="P207"><text:tab/>“event_id”:2,</text:p>
      <text:p text:style-name="P207"><text:tab/>“status”:”published” <text:s/>// published or declined </text:p>
      <text:p text:style-name="P207">}</text:p>
      <text:p text:style-name="P204"/>
      <text:p text:style-name="P204"/>
      <text:p text:style-name="P347">50) Email Logs</text:p>
      <text:p text:style-name="P347"/>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36">METHOD : <text:span text:style-name="T114">GET</text:span></text:p>
      <text:p text:style-name="P336"/>
      <text:p text:style-name="P347">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oft-page-break/><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336"/>
      <text:p text:style-name="P356">50) <text:span text:style-name="T115">Get Page – Fron end</text:span></text:p>
      <text:p text:style-name="P356"/>
      <text:p text:style-name="P353"><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55">METHOD : <text:span text:style-name="T115">POST</text:span></text:p>
      <text:p text:style-name="P355"/>
      <text:p text:style-name="P357">SAMPLE REQUEST:</text:p>
      <text:p text:style-name="P357"/>
      <text:p text:style-name="P352">{</text:p>
      <text:p text:style-name="P352"><text:tab/> <text:s text:c="7"/>"slug": "about-us"</text:p>
      <text:p text:style-name="P352">}</text:p>
      <text:p text:style-name="P355"/>
      <text:p text:style-name="P358">Sample Resposne:</text:p>
      <text:p text:style-name="P352">{</text:p>
      <text:p text:style-name="P352"><text:s text:c="4"/>"success": true,</text:p>
      <text:p text:style-name="P352"><text:s text:c="4"/>"data": {</text:p>
      <text:p text:style-name="P352"><text:s text:c="8"/>"id": 1,</text:p>
      <text:p text:style-name="P352"><text:s text:c="8"/>"name": "About Us",</text:p>
      <text:p text:style-name="P352"><text:s text:c="8"/>"slug": "about-us",</text:p>
      <text:p text:style-name="P352"><text:s text:c="8"/>"content": "About Us",</text:p>
      <text:p text:style-name="P352"><text:s text:c="8"/>"meta_title": "About Us",</text:p>
      <text:p text:style-name="P352"><text:s text:c="8"/>"meta_description": "About Us",</text:p>
      <text:p text:style-name="P352"><text:s text:c="8"/>"meta_keywords": "About Us",</text:p>
      <text:p text:style-name="P352"><text:s text:c="8"/>"is_active": true,</text:p>
      <text:p text:style-name="P352"><text:s text:c="8"/>"createdAt": "2020-05-16T20:16:02.000Z",</text:p>
      <text:p text:style-name="P352"><text:s text:c="8"/>"updatedAt": null,</text:p>
      <text:p text:style-name="P352"><text:s text:c="8"/>"deletedAt": null</text:p>
      <text:p text:style-name="P352"><text:s text:c="4"/>}</text:p>
      <text:p text:style-name="P352">}</text:p>
      <text:p text:style-name="P352"><text:soft-page-break/></text:p>
      <text:p text:style-name="P352"/>
      <text:p text:style-name="P359">51) Download Invoice</text:p>
      <text:p text:style-name="P359"/>
      <text:p text:style-name="P360">METHOD : POST</text:p>
      <text:p text:style-name="P360"><text:span text:style-name="T116">URL:</text:span><text:a xlink:type="simple" xlink:href="http://127.0.0.1:8012/api/download_invoice" text:style-name="Internet_20_link" text:visited-style-name="Visited_20_Internet_20_Link"><text:span text:style-name="T116">http://127.0.0.1:8012/</text:span></text:a><text:a xlink:type="simple" xlink:href="http://127.0.0.1:8012/api/download_invoice" text:style-name="Internet_20_link" text:visited-style-name="Visited_20_Internet_20_Link">api/download_invoice</text:a></text:p>
      <text:p text:style-name="P360"/>
      <text:p text:style-name="P361">SAMPLE REQUEST:</text:p>
      <text:p text:style-name="P361">{</text:p>
      <text:p text:style-name="P361"/>
      <text:p text:style-name="P362">order_id:1</text:p>
      <text:p text:style-name="P361"/>
      <text:p text:style-name="P361">}</text:p>
      <text:p text:style-name="P361"/>
      <text:p text:style-name="P362">SAMple RESPONSE:</text:p>
      <text:p text:style-name="P362"/>
      <text:p text:style-name="P362">{</text:p>
      <text:p text:style-name="P362"/>
      <text:p text:style-name="P362"><text:s text:c="4"/>"success": true,</text:p>
      <text:p text:style-name="P362"><text:s text:c="3"/>“base64_data”:”&lt;base64_string&gt;”,</text:p>
      <text:p text:style-name="P362"><text:s text:c="3"/>“file_name”:”order_invoice.pdf”</text:p>
      <text:p text:style-name="P3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17T23:24:51.018450379</dc:date>
    <meta:editing-duration>PT17H56M20S</meta:editing-duration>
    <meta:editing-cycles>140</meta:editing-cycles>
    <meta:generator>LibreOffice/5.1.6.2$Linux_X86_64 LibreOffice_project/10m0$Build-2</meta:generator>
    <meta:document-statistic meta:table-count="0" meta:image-count="0" meta:object-count="0" meta:page-count="38" meta:paragraph-count="1747" meta:word-count="4289" meta:character-count="54543" meta:non-whitespace-character-count="39558"/>
  </office:meta>
</office:document-meta>
</file>